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5.01pt"/>
    </style:style>
    <style:style style:name="co2" style:family="table-column">
      <style:table-column-properties fo:break-before="auto" style:column-width="232.6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OM: Large Format CNC OLSK </text:p>
          </table:table-cell>
          <table:covered-table-cell table:style-name="ce8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art Nam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1">
            <text:p>Y Axis</text:p>
          </table:table-cell>
          <table:covered-table-cell table:style-name="ce10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Y Rack M2 24x24 1000mm (5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Cable Gland M2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houlder Cap Right Back Bottom Drilled M2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Shoulder Cap (6) (2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houlder Cap Left Back with enlarged hol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Shoulder Pipe (2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Y Prob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Y Motor Holder (1) (2) (1) (1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Wire Fixing (1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houlder Left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houlder Right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Y Bearing Holder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Y Coupler D40L50 14-17mm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houlder Pipe Right Back drilled M8 and M1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Carriage HGH25CAZA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63004 (1) (2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luminum Profile 45x180 3000 tapped M12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Y Linear Guide HGR25 R C 300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Rectangular Cap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Pinion M2 20T 2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Y Shaft 20x10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Y Motor Left 34HP59-6004S (1) (1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Y Sensor Holder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Y Motor Right 34HP59-6004S (1) (1) (1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luminum Profile 45x180 300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Y Chain Start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Y Chain Holder Top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Y Chain Holder Front 130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Y Chain Holder Back 150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Y Chain End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1">
            <text:p>Z Axis</text:p>
          </table:table-cell>
          <table:covered-table-cell table:style-name="ce10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front plat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Sensor Holder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Motor Holder Right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Motor Holder Left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Cover 50x30x2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ool Sensor Holder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Cover 50x30x2mm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Prob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Cable cover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Middle Plat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FU2505 50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ut 2510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rriage HGH25CAZA (2) (2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rriage HGH25CAZA (3) (2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5204 2RS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upler D40L50 14/17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ble chain 18x5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3804" calcext:value-type="float">
            <text:p>3804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Motor Holder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Motor 34HP59-6004S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tachment Nut 2510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Linear Guie HGR25 60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Linear Guie HGR25 600mm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rriage HGH25CAZA (5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rriage HGH25CAZA (4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Top Holder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earing 6904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Z Bottom Holder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Kw 18k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1">
            <text:p>X Axis</text:p>
          </table:table-cell>
          <table:covered-table-cell table:style-name="ce10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Linear Guide HGR25 R C 170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Attachment Nut 251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rriage HGH25CAZA (4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Cable Chain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rriage HGH25CAZA (3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rofile 80x200 1700 tapped M8, drilled and tapped M4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rriage HGH25CAZA (2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Linear Guide HGR25 R C 1700mm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ut 251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rriage HGH25CAZA (1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Ball Screw 2510 180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Motor 34HP59-6004S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Prob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upler D40L50 14/17mm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Motor Holder Back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Motor Holder Front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earing 6204 (1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earing 6204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earing SS 5204 2RS (2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1">
            <text:p>Fastners</text:p>
          </table:table-cell>
          <table:covered-table-cell table:style-name="ce10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IN 912 m4x12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IN 912 m4x16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IN 912 M4x45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IN 912 M4x5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IN 912 M5x5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12" office:value-type="string" calcext:value-type="string">
            <text:p>DIN 912 M6x20mm (1) (49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IN 912 M6x25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IN 912 m6x4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IN 912 M6x3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IN 912 M6x9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IN 912 M6x10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IN 912 M6x12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IN 912 M8x4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IN 912 M8x25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12" office:value-type="string" calcext:value-type="string">
            <text:p>Nut8 M6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12" office:value-type="string" calcext:value-type="string">
            <text:p>Nut 10 M6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Nut 10 M8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12" office:value-type="string" calcext:value-type="string">
            <text:p>ISO 7380 M8x1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2" office:value-type="string" calcext:value-type="string">
            <text:p>ISO 7380 M8x16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ISO 7380 M12x2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ISO 7380 M6x16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ISO 7380 M6x2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ISO 7380 M6x10mm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ISO 7380 M10x100mm (1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12" office:value-type="string" calcext:value-type="string">
            <text:p>Washer DIN 125 M6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Washer DIN 125 M8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Washer DIN 9021 M1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Washer DIN 125 M4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Washer DIN 125 M5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nut_din_985-m5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earing Retaining Locknut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ut M8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earing Retaining Locknut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1">
            <text:p>Bottom Frame</text:p>
          </table:table-cell>
          <table:covered-table-cell table:style-name="ce10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1" office:value-type="string" calcext:value-type="string">
            <text:p>Connector Plate 3mm (1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2" office:value-type="string" calcext:value-type="string">
            <text:p>Steel Pipe Side 100x100x4mm (3) (1)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Square cap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Adjustable Wheel GD-80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Bracket 90x90 (6) (1)</text:p>
          </table:table-cell>
          <table:table-cell table:style-name="ce7" table:number-columns-repeated="24"/>
          <table:table-cell table:number-columns-repeated="998"/>
        </table:table-row>
        <table:table-row table:style-name="ro1" table:number-rows-repeated="850">
          <table:table-cell table:style-name="ce7" table:number-columns-repeated="26"/>
          <table:table-cell table:number-columns-repeated="998"/>
        </table:table-row>
        <table:table-row table:style-name="ro2" table:number-rows-repeated="10476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0" meta:object-count="0"/>
    <meta:generator>LibreOfficeDev/6.0.5.2$Linux_X86_64 LibreOffice_project/</meta:generator>
  </office:meta>
</office:document-meta>
</file>